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600" officeooo:paragraph-rsid="001f2600"/>
    </style:style>
    <style:style style:name="P2" style:family="paragraph" style:parent-style-name="Standard">
      <style:text-properties officeooo:rsid="001f2600" officeooo:paragraph-rsid="001f398c"/>
    </style:style>
    <style:style style:name="P3" style:family="paragraph" style:parent-style-name="Standard">
      <style:text-properties officeooo:rsid="001f398c" officeooo:paragraph-rsid="001f398c"/>
    </style:style>
    <style:style style:name="T1" style:family="text">
      <style:text-properties officeooo:rsid="001f39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<text:line-break/><text:line-break/>une fonction pour changer le fichier des salles</text:p>
      <text:p text:style-name="P1"/>
      <text:p text:style-name="P1">une fonction pour créer une salle</text:p>
      <text:p text:style-name="P1"/>
      <text:p text:style-name="P1">une fonction pour reserver un siège</text:p>
      <text:p text:style-name="P1"/>
      <text:p text:style-name="P1">une fonction manager</text:p>
      <text:p text:style-name="P1"/>
      <text:p text:style-name="P1">une fonction festivalier</text:p>
      <text:p text:style-name="P1"/>
      <text:p text:style-name="P2">une fonction menu</text:p>
      <text:p text:style-name="P2"/>
      <text:p text:style-name="P2"><text:span text:style-name="T1">une fonction pour attribuer une salle a un concert</text:span><text:line-break/><text:line-break/> !===================================================================== !</text:p>
      <text:p text:style-name="P1">Bien libérer les mallocs<text:line-break/>Bien faire les verifs a chaque malloc et a chaque scanf</text:p>
      <text:p text:style-name="P1"/>
      <text:p text:style-name="P1">!===================================================================== !</text:p>
      <text:p text:style-name="P1"/>
      <text:p text:style-name="P1"/>
      <text:p text:style-name="P1">Manager ================================================================</text:p>
      <text:p text:style-name="P1"/>
      <text:p text:style-name="P1">Peut créer des salles de concerts</text:p>
      <text:p text:style-name="P1"/>
      <text:p text:style-name="P3">Peut attribuer une salle a un concert</text:p>
      <text:p text:style-name="P1"/>
      <text:p text:style-name="P1">=======================================================================</text:p>
      <text:p text:style-name="P1"/>
      <text:p text:style-name="P1"/>
      <text:p text:style-name="P1">Salle===================================================================</text:p>
      <text:p text:style-name="P1"/>
      <text:p text:style-name="P1">id par son nom</text:p>
      <text:p text:style-name="P1"/>
      <text:p text:style-name="P1">nombre de rangé</text:p>
      <text:p text:style-name="P1"/>
      <text:p text:style-name="P1">nombre de siège par rangé</text:p>
      <text:p text:style-name="P1"/>
      <text:p text:style-name="P3">3 catégorie de siège</text:p>
      <text:p text:style-name="P3">combien dans chaque catégorie</text:p>
      <text:p text:style-name="P3"/>
      <text:p text:style-name="P3">fosse ou pas (si oui catégorie A retiré)(alors place de catégorie A x2)</text:p>
      <text:p text:style-name="P3"/>
      <text:p text:style-name="P3">prix de chaque catégorie</text:p>
      <text:p text:style-name="P3"/>
      <text:p text:style-name="P3">a la fin du concert les places sont vidées et plus possible de réserver les places</text:p>
      <text:p text:style-name="P3">=======================================================================</text:p>
      <text:p text:style-name="P3"/>
      <text:p text:style-name="P3"/>
      <text:p text:style-name="P3"/>
      <text:p text:style-name="P3"><text:soft-page-break/>Concert=================================================================</text:p>
      <text:p text:style-name="P3"/>
      <text:p text:style-name="P3">Heure de f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2:34:13.618000000</meta:creation-date>
    <dc:date>2024-05-01T13:00:48.510000000</dc:date>
    <meta:editing-duration>PT16M22S</meta:editing-duration>
    <meta:editing-cycles>1</meta:editing-cycles>
    <meta:document-statistic meta:table-count="0" meta:image-count="0" meta:object-count="0" meta:page-count="2" meta:paragraph-count="25" meta:word-count="133" meta:character-count="1181" meta:non-whitespace-character-count="1070"/>
    <meta:generator>LibreOffice/24.2.2.2$Windows_X86_64 LibreOffice_project/d56cc158d8a96260b836f100ef4b4ef25d6f1a01</meta:generator>
  </office:meta>
</office:document-meta>
</file>